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800000008002A3DBE1FADF0AD9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officeooo:rsid="000a7b6c" officeooo:paragraph-rsid="000a7b6c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officeooo:paragraph-rsid="00289056" style:font-size-asian="14pt" style:font-name-complex="Arial" style:font-size-complex="14pt"/>
    </style:style>
    <style:style style:name="P3" style:family="paragraph" style:parent-style-name="Standard">
      <style:text-properties style:font-name="Arial" fo:font-size="11pt" fo:language="ca" fo:country="ES" fo:font-weight="normal" officeooo:rsid="000d7cf8" officeooo:paragraph-rsid="001fe4d8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Arial" fo:font-size="11pt" fo:language="ca" fo:country="ES" fo:font-weight="normal" officeooo:rsid="0029514f" officeooo:paragraph-rsid="0029514f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" fo:font-size="11pt" fo:language="ca" fo:country="ES" fo:font-weight="normal" officeooo:rsid="0029514f" officeooo:paragraph-rsid="0029514f" style:font-name-asian="Wingdings" style:font-size-asian="11pt" style:font-weight-asian="normal" style:font-name-complex="Arial" style:font-size-complex="11pt" style:font-weight-complex="normal"/>
    </style:style>
    <style:style style:name="P6" style:family="paragraph" style:parent-style-name="Standard">
      <style:text-properties style:font-name="Arial" fo:font-size="11pt" fo:language="ca" fo:country="ES" fo:font-weight="bold" officeooo:rsid="0029514f" officeooo:paragraph-rsid="0029514f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Arial" fo:font-size="11pt" fo:language="ca" fo:country="ES" fo:font-weight="bold" officeooo:rsid="000d7cf8" officeooo:paragraph-rsid="001fe4d8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Arial" fo:language="ca" fo:country="ES" officeooo:paragraph-rsid="0029514f"/>
    </style:style>
    <style:style style:name="P9" style:family="paragraph" style:parent-style-name="Standard">
      <style:text-properties fo:color="#000000" style:font-name="Arial" fo:font-size="14pt" fo:language="ca" fo:country="ES" fo:font-weight="bold" officeooo:rsid="0029514f" officeooo:paragraph-rsid="0029514f" style:font-name-asian="Times New Roman" style:font-size-asian="14pt" style:font-weight-asian="bold" style:font-name-complex="Arial" style:font-size-complex="14pt" style:language-complex="ar" style:country-complex="SA" style:font-weight-complex="bold"/>
    </style:style>
    <style:style style:name="P10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11" style:family="paragraph" style:parent-style-name="Footnote">
      <style:paragraph-properties fo:line-height="100%" style:snap-to-layout-grid="false"/>
    </style:style>
    <style:style style:name="P12" style:family="paragraph" style:parent-style-name="Footnote">
      <style:paragraph-properties fo:line-height="100%" style:snap-to-layout-grid="false"/>
      <style:text-properties officeooo:paragraph-rsid="00126f87"/>
    </style:style>
    <style:style style:name="P13" style:family="paragraph" style:parent-style-name="Footnote">
      <style:text-properties fo:font-size="5pt" style:font-size-asian="5pt"/>
    </style:style>
    <style:style style:name="P14" style:family="paragraph" style:parent-style-name="Standard">
      <style:paragraph-properties fo:break-before="page"/>
      <style:text-properties fo:color="#000000" style:font-name="Arial" fo:font-size="14pt" fo:language="ca" fo:country="ES" fo:font-weight="bold" officeooo:rsid="0029514f" officeooo:paragraph-rsid="0029514f" style:font-name-asian="Times New Roman" style:font-size-asian="14pt" style:font-weight-asian="bold" style:font-name-complex="Arial" style:font-size-complex="14pt" style:language-complex="ar" style:country-complex="SA" style:font-weight-complex="bold"/>
    </style:style>
    <style:style style:name="P15" style:family="paragraph" style:parent-style-name="Text_20_body">
      <style:text-properties style:font-name="Arial" fo:font-size="11pt" fo:language="ca" fo:country="ES" fo:font-weight="normal" officeooo:rsid="0029514f" officeooo:paragraph-rsid="0029514f" style:font-name-asian="Wingdings" style:font-size-asian="11pt" style:font-weight-asian="normal" style:font-name-complex="Arial" style:font-size-complex="11pt" style:font-weight-complex="normal"/>
    </style:style>
    <style:style style:name="P16" style:family="paragraph" style:parent-style-name="Standard" style:list-style-name="L1">
      <style:text-properties style:font-name="Arial" fo:font-size="11pt" fo:language="ca" fo:country="ES" fo:font-weight="normal" officeooo:rsid="002ad5d3" officeooo:paragraph-rsid="002ad5d3" style:font-name-asian="Wingdings" style:font-size-asian="11pt" style:font-weight-asian="normal" style:font-name-complex="Arial" style:font-size-complex="11pt" style:font-weight-complex="normal"/>
    </style:style>
    <style:style style:name="P17" style:family="paragraph" style:parent-style-name="Standard" style:list-style-name="L1">
      <style:text-properties style:font-name="Arial" fo:font-size="11pt" fo:language="ca" fo:country="ES" fo:font-weight="normal" officeooo:rsid="0029514f" officeooo:paragraph-rsid="0029514f" style:font-name-asian="Wingdings" style:font-size-asian="11pt" style:font-weight-asian="normal" style:font-name-complex="Arial" style:font-size-complex="11pt" style:font-weight-complex="normal"/>
    </style:style>
    <style:style style:name="P18" style:family="paragraph" style:parent-style-name="Standard" style:list-style-name="L2">
      <style:text-properties style:font-name="Arial" fo:font-size="11pt" fo:language="ca" fo:country="ES" fo:font-weight="normal" officeooo:rsid="002fdc3f" officeooo:paragraph-rsid="002fdc3f" style:font-name-asian="Wingdings" style:font-size-asian="11pt" style:font-weight-asian="normal" style:font-name-complex="Arial" style:font-size-complex="11pt" style:font-weight-complex="normal"/>
    </style:style>
    <style:style style:name="P19" style:family="paragraph" style:parent-style-name="Standard" style:list-style-name="L3">
      <style:text-properties style:font-name="Arial" fo:font-size="11pt" fo:language="ca" fo:country="ES" fo:font-weight="normal" officeooo:rsid="0029514f" officeooo:paragraph-rsid="0029514f" style:font-size-asian="11pt" style:font-weight-asian="normal" style:font-size-complex="11pt" style:font-weight-complex="normal"/>
    </style:style>
    <style:style style:name="P20" style:family="paragraph" style:parent-style-name="Standard" style:list-style-name="L4">
      <style:text-properties style:font-name="Arial" fo:font-size="11pt" fo:language="ca" fo:country="ES" fo:font-weight="normal" officeooo:rsid="0029514f" officeooo:paragraph-rsid="0029514f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Arial" fo:font-size="11pt" fo:language="ca" fo:country="ES" fo:font-weight="normal" officeooo:rsid="000d7cf8" officeooo:paragraph-rsid="001fe4d8" style:font-size-asian="11pt" style:font-weight-asian="normal" style:font-size-complex="11pt" style:font-weight-complex="normal"/>
    </style:style>
    <style:style style:name="P22" style:family="paragraph" style:parent-style-name="Standard" style:list-style-name="L5">
      <style:text-properties style:font-name="Arial" fo:font-size="10pt" fo:language="ca" fo:country="ES" fo:font-weight="bold" officeooo:rsid="003e9710" officeooo:paragraph-rsid="0032feb8" style:font-size-asian="10pt" style:font-weight-asian="bold" style:font-name-complex="Arial" style:font-size-complex="10pt" style:font-weight-complex="bold"/>
    </style:style>
    <style:style style:name="P23" style:family="paragraph" style:parent-style-name="Standard" style:list-style-name="L5">
      <style:text-properties style:font-name="Arial" fo:font-size="10pt" fo:language="ca" fo:country="ES" fo:font-weight="normal" officeooo:rsid="0019f3c0" officeooo:paragraph-rsid="0032feb8" style:font-size-asian="10pt" style:font-weight-asian="normal" style:font-size-complex="10pt" style:font-weight-complex="normal"/>
    </style:style>
    <style:style style:name="P24" style:family="paragraph" style:parent-style-name="Standard" style:list-style-name="L5">
      <style:text-properties style:font-name="Arial" fo:font-size="10pt" fo:language="ca" fo:country="ES" fo:font-weight="normal" officeooo:rsid="003e9710" officeooo:paragraph-rsid="0032feb8" style:font-size-asian="10pt" style:font-weight-asian="normal" style:font-name-complex="Arial" style:font-size-complex="10pt" style:font-weight-complex="normal"/>
    </style:style>
    <style:style style:name="P25" style:family="paragraph" style:parent-style-name="Standard" style:list-style-name="L5">
      <style:text-properties style:font-name="Arial" fo:font-size="10pt" fo:language="ca" fo:country="ES" fo:font-weight="normal" officeooo:rsid="0032feb8" officeooo:paragraph-rsid="0032feb8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text-properties style:font-name="Arial" fo:font-size="12pt" fo:language="ca" fo:country="ES" fo:font-weight="normal" officeooo:rsid="002b4d75" officeooo:paragraph-rsid="0032feb8" style:font-size-asian="12pt" style:font-weight-asian="normal" style:font-name-complex="Arial" style:font-size-complex="12pt" style:font-weight-complex="normal"/>
    </style:style>
    <style:style style:name="P27" style:family="paragraph" style:parent-style-name="Standard">
      <style:text-properties style:font-name="Arial" fo:font-size="12pt" fo:language="ca" fo:country="ES" fo:font-weight="bold" officeooo:rsid="0019f3c0" officeooo:paragraph-rsid="0032feb8" style:font-size-asian="12pt" style:font-weight-asian="bold" style:font-size-complex="12pt" style:font-weight-complex="bold"/>
    </style:style>
    <style:style style:name="P28" style:family="paragraph" style:parent-style-name="Standard" style:list-style-name="L1">
      <style:text-properties fo:font-weight="normal" officeooo:rsid="0029514f" officeooo:paragraph-rsid="0029514f" style:font-weight-asian="normal" style:font-weight-complex="normal"/>
    </style:style>
    <style:style style:name="P29" style:family="paragraph" style:parent-style-name="Standard" style:master-page-name="Standard">
      <style:paragraph-properties style:page-number="auto"/>
      <style:text-properties style:font-name="Arial" fo:font-size="14pt" fo:language="ca" fo:country="ES" officeooo:rsid="002b4d75" officeooo:paragraph-rsid="0032feb8" style:font-size-asian="14pt" style:font-name-complex="Arial" style:font-size-complex="14pt"/>
    </style:style>
    <style:style style:name="T1" style:family="text">
      <style:text-properties officeooo:rsid="000bc332"/>
    </style:style>
    <style:style style:name="T2" style:family="text">
      <style:text-properties officeooo:rsid="00289056"/>
    </style:style>
    <style:style style:name="T3" style:family="text">
      <style:text-properties officeooo:rsid="0029bd0a"/>
    </style:style>
    <style:style style:name="T4" style:family="text">
      <style:text-properties officeooo:rsid="00146ddf"/>
    </style:style>
    <style:style style:name="T5" style:family="text">
      <style:text-properties style:font-name="Arial" fo:font-size="9pt" style:font-size-asian="9pt" style:font-name-complex="Arial"/>
    </style:style>
    <style:style style:name="T6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7" style:family="text">
      <style:text-properties style:font-name="Arial" fo:font-size="11pt" fo:language="ca" fo:country="ES" style:font-name-asian="Wingdings" style:font-size-asian="11pt" style:font-name-complex="Arial" style:font-size-complex="11pt"/>
    </style:style>
    <style:style style:name="T8" style:family="text">
      <style:text-properties style:font-name="Arial" fo:font-size="11pt" fo:language="ca" fo:country="ES" officeooo:rsid="0029514f" style:font-name-asian="Wingdings" style:font-size-asian="11pt" style:font-name-complex="Arial" style:font-size-complex="11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39acd" style:font-weight-asian="normal" style:font-weight-complex="normal"/>
    </style:style>
    <style:style style:name="T11" style:family="text">
      <style:text-properties fo:font-weight="normal" officeooo:rsid="0029514f" style:font-weight-asian="normal" style:font-weight-complex="normal"/>
    </style:style>
    <style:style style:name="T12" style:family="text">
      <style:text-properties fo:font-weight="normal" officeooo:rsid="002cc825" style:font-weight-asian="normal" style:font-weight-complex="normal"/>
    </style:style>
    <style:style style:name="T13" style:family="text">
      <style:text-properties officeooo:rsid="0029514f"/>
    </style:style>
    <style:style style:name="T14" style:family="text">
      <style:text-properties officeooo:rsid="002ad5d3"/>
    </style:style>
    <style:style style:name="T15" style:family="text">
      <style:text-properties officeooo:rsid="002cc825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9514f" style:font-weight-asian="bold" style:font-weight-complex="bold"/>
    </style:style>
    <style:style style:name="T18" style:family="text">
      <style:text-properties fo:font-weight="bold" officeooo:rsid="002cc825" style:font-weight-asian="bold" style:font-weight-complex="bold"/>
    </style:style>
    <style:style style:name="T19" style:family="text">
      <style:text-properties fo:font-weight="bold" officeooo:rsid="002d6619" style:font-weight-asian="bold" style:font-weight-complex="bold"/>
    </style:style>
    <style:style style:name="T20" style:family="text">
      <style:text-properties officeooo:rsid="002d6619"/>
    </style:style>
    <style:style style:name="T21" style:family="text">
      <style:text-properties officeooo:rsid="002fdc3f"/>
    </style:style>
    <style:style style:name="T22" style:family="text">
      <style:text-properties officeooo:rsid="0016c41d"/>
    </style:style>
    <style:style style:name="T23" style:family="text">
      <style:text-properties officeooo:rsid="001677a2"/>
    </style:style>
    <style:style style:name="T24" style:family="text">
      <style:text-properties officeooo:rsid="003db44d"/>
    </style:style>
    <style:style style:name="T25" style:family="text">
      <style:text-properties officeooo:rsid="00275abb"/>
    </style:style>
    <style:style style:name="T26" style:family="text">
      <style:text-properties officeooo:rsid="0032fe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4cm" fo:text-indent="-0.635cm" fo:margin-left="1.37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23">S</text:span>egona convocatòria UF<text:span text:style-name="T26">3</text:span> <text:span text:style-name="T23">(primera part)</text:span>.</text:p>
      <text:p text:style-name="P26"/>
      <text:p text:style-name="P27">Instruccions</text:p>
      <text:list xml:id="list1814692722" text:style-name="L5">
        <text:list-item>
          <text:p text:style-name="P23">Per fer <text:span text:style-name="T24">aquesta primera part de </text:span>l'examen, <text:span text:style-name="T25">podeu consultar els apunts i Internet.</text:span></text:p>
        </text:list-item>
        <text:list-item>
          <text:p text:style-name="P22"><text:span text:style-name="T9">Òbviament </text:span>és individual.</text:p>
        </text:list-item>
        <text:list-item>
          <text:p text:style-name="P24">Heu de lliurar un document en format PDF.</text:p>
        </text:list-item>
        <text:list-item>
          <text:p text:style-name="P25">Podeu fer els supòsits raonables que creieu sempre que ho poseu per escrit i no contradiguin l’enunciat.</text:p>
        </text:list-item>
        <text:list-item>
          <text:p text:style-name="P22">Atenció! S’han de respondre els <text:span text:style-name="T26">3</text:span> <text:span text:style-name="T26">Exercicis</text:span>. Si es deixa alg<text:span text:style-name="T22">un punt</text:span> sense respondre (o amb una resposta molt fluixa), aquesta prova quedarà suspesa.</text:p>
        </text:list-item>
      </text:list>
      <text:p text:style-name="P3"/>
      <text:p text:style-name="P3"/>
      <text:p text:style-name="P3"/>
      <text:p text:style-name="P9">Exercici 1</text:p>
      <text:p text:style-name="P4">A partir de la llista de requeriments de l'enunciat:</text:p>
      <text:list xml:id="list3614010885" text:style-name="L1">
        <text:list-item>
          <text:p text:style-name="P16">Especifica els requisits o requeriments (fes una llista)</text:p>
        </text:list-item>
        <text:list-item>
          <text:p text:style-name="P17">Troba <text:span text:style-name="T14">quins son els </text:span>actors del sistema <text:span text:style-name="T21">(enumera'ls, i explica per sobre el seu rol)</text:span>.</text:p>
        </text:list-item>
        <text:list-item>
          <text:p text:style-name="P28"><text:span text:style-name="T8">Per cada</text:span><text:span text:style-name="T7">scun</text:span><text:span text:style-name="T8">, </text:span><text:span text:style-name="T7">enuncia</text:span><text:span text:style-name="T8"> la seva llista de casos d’ús</text:span></text:p>
        </text:list-item>
      </text:list>
      <text:p text:style-name="P4"/>
      <text:p text:style-name="P9">Exercici 2</text:p>
      <text:p text:style-name="P15">Dibuixar el diagrama de casos d’ús.</text:p>
      <text:p text:style-name="P3"/>
      <text:p text:style-name="P9">Exercici 3</text:p>
      <text:p text:style-name="P5">Fes una descripció de <text:span text:style-name="T20">tots i </text:span>cadascun dels casos d'us trobat<text:span text:style-name="T21">s</text:span>, <text:span text:style-name="T19">explicant amb detall</text:span><text:span text:style-name="T16"> </text:span><text:span text:style-name="T19">la funcionalitat</text:span><text:span text:style-name="T20"> (cinc - sis línies per cadascun mínim).</text:span></text:p>
      <text:list xml:id="list3846395004" text:style-name="L2">
        <text:list-item>
          <text:p text:style-name="P18">Fes una explicació general del cas d'us.</text:p>
        </text:list-item>
        <text:list-item>
          <text:p text:style-name="P18">Explica la seqüència d'informació que s'envia (i es rep) en el diàleg entre el nostre sistema i el/els actor(s).</text:p>
        </text:list-item>
      </text:list>
      <text:p text:style-name="P3"/>
      <text:p text:style-name="P3"/>
      <text:p text:style-name="P3"/>
      <text:p text:style-name="P9"/>
      <text:p text:style-name="P14">Enunciat</text:p>
      <text:p text:style-name="P4">Per dissenyar el sistema informàtic que gestiona un HOTEL, hem de tenir en compte els requeriments funcionals i no necessaris llistats a continuació.</text:p>
      <text:list xml:id="list667501079" text:style-name="L3">
        <text:list-item>
          <text:p text:style-name="P19">Una persona pot reservar una habitació a l’hotel <text:span text:style-name="T20">(per telèfon o Internet)</text:span>.</text:p>
        </text:list-item>
        <text:list-item>
          <text:p text:style-name="P19">Per fer una reserva, s’ha d’indicar el nom, DNI, número de compte bancari, tipus d’habitació (individual, doble, triple, doble d’ús individual) i el règim (només desdejuni - AD, mitja pensió - MP, pensió completa - PC). El sistema generarà un número de reserva format per un número de 4 xifres.</text:p>
        </text:list-item>
        <text:list-item>
          <text:p text:style-name="P19">El número de compte bancari està format per un número de 12 xifres.</text:p>
        </text:list-item>
        <text:list-item>
          <text:p text:style-name="P19">D’una reserva es pot canviar el nom, DNI, número de compte bancari, tipus d’habitació i el règim. Per fer qualsevol canvi a una reserva, s’ha de proporcionar el número de reserva.</text:p>
        </text:list-item>
        <text:list-item>
          <text:p text:style-name="P19">D’una reserva NO es pot modificar el número de reserva.</text:p>
        </text:list-item>
        <text:list-item>
          <text:p text:style-name="P19">Al fer una reserva, se li associarà una habitació, que quedarà associada a la reserva. L’habitació es marcarà com reservada.</text:p>
        </text:list-item>
        <text:list-item>
          <text:p text:style-name="P19">Si d’una reserva es modifica el tipus d’habitació, també s’haurà de modificar l’habitació associada.</text:p>
        </text:list-item>
        <text:list-item>
          <text:p text:style-name="P19">En qualsevol moment es pot anular una reserva. Per fer-ho s’ha de donar el número de reserva. L’habitació es marcarà com NO reservada.</text:p>
        </text:list-item>
        <text:list-item>
          <text:p text:style-name="P19">Una persona allotjada a l’hotel en règim de pensió completa es pot apuntar a les activitats del club social. Per fer-ho, s’ha de donar el número de habitació i el codi de l’activitat. El sistema generarà un número de 2 xifres (codi de reserva d’activitat).</text:p>
        </text:list-item>
        <text:list-item>
          <text:p text:style-name="P19">Una persona allotjada a l’hotel en règim de pensió completa pot modificar les activitats del club social a les que està apuntada. Per fer-ho, s’ha de proporcionar el codi de reserva d’activitat i el codi de la nova activitat. El sistema generarà un nou codi de reserva d’activitat.</text:p>
        </text:list-item>
        <text:list-item>
          <text:p text:style-name="P19">Una persona allotjada a l’hotel en règim de pensió completa pot desapuntar-se d’activitats del club social. Per fer-ho, s’ha de proporcionar el codi de reserva d’activitat.</text:p>
        </text:list-item>
        <text:list-item>
          <text:p text:style-name="P19">Una persona no es pot allotjar a l’hotel si no té una reserva.</text:p>
        </text:list-item>
        <text:list-item>
          <text:p text:style-name="P19">Quan una persona vol fer efectiva la seva reserva, ha de donar el número de reserva. El sistema li proporcionarà el número d’habitació.</text:p>
        </text:list-item>
        <text:list-item>
          <text:p text:style-name="P19">Si la reserva es d’una habitació doble o triple, en el moment de fer efectiva la reserva, s’ha de proporcionar el nom i DNI de totes les persones que s’allotjaran a l’habitació. Les persones que s’allotjaran a l’habitació no tenen perquè coincidir amb la persona que ha fet la reserva. L’habitació es marcarà com ocupada.</text:p>
        </text:list-item>
        <text:list-item>
          <text:p text:style-name="P19">Quan una persona abandona l’hotel, ha de fer efectiva la sortida. Per fer-ho s’ha de donar el número d’habitació.</text:p>
        </text:list-item>
        <text:list-item>
          <text:p text:style-name="P19">S’ha de mantenir la llista d’activitats del club social.</text:p>
        </text:list-item>
        <text:list-item>
          <text:p text:style-name="P19"><text:soft-page-break/>Per afegir una nova activitat, s’ha d’afegir el nom, l’hora a la que es realitza i el número de places. El sistema generarà un codi d’activitat format per dues lletres.</text:p>
        </text:list-item>
        <text:list-item>
          <text:p text:style-name="P19">D’una activitat es pot modificar el nom, l’hora i el número de places. Per fer-ho, s’ha de proporcionar el codi d’activitat. Quan es faci una modificació a una activitat, s’haurà d’informar a les persones apuntades a través del número d’habitació.</text:p>
        </text:list-item>
        <text:list-item>
          <text:p text:style-name="P19">Una activitat es pot donar de baixa. Per fer-ho, s’ha de proporcionar el codi d’activitat. Quan es doni de baixa una activitat, s’haurà d’informar a les persones apuntades a través del número d’habitació.</text:p>
        </text:list-item>
        <text:list-item>
          <text:p text:style-name="P19">Una persona allotjada a l’hotel pot demanar el servei de despertador. Per fer-ho ha de donar el número d’habitació i l’hora pel despertador. L’habitació es marcarà amb el servei despertador activat a l’hora corresponent.</text:p>
        </text:list-item>
        <text:list-item>
          <text:p text:style-name="P19">Una persona allotjada a l’hotel pot modificar l’hora del servei de despertador. Per fer-ho ha de donar el número d’habitació i la nova hora pel despertador. Es modificarà l’hora associada al servei despertador a l’habitació</text:p>
        </text:list-item>
        <text:list-item>
          <text:p text:style-name="P19">Una persona allotjada a l’hotel pot anular el servei de despertador. Per fer-ho ha de donar el número d’habitació. L’habitació es marcarà amb el servei despertador desactivat.</text:p>
        </text:list-item>
        <text:list-item>
          <text:p text:style-name="P19">Totes les activitats del club social tindran associat un instructor. Si es modifica l’hora d’una activitat, s’haurà de canviar l’instructor si l’assignat no està disponible.</text:p>
        </text:list-item>
        <text:list-item>
          <text:p text:style-name="P19">Una persona al realitzar una reserva es considera client de l’hotel, és a dir, quan s’ha fer la reserva i la persona obté el número de reserva, si vol fer qualsevol operació, serà considerada client.</text:p>
        </text:list-item>
        <text:list-item>
          <text:p text:style-name="P19">Una persona pot demanar informació de l’hotel (tipus d’habitacions de que disposa, règims d’allotjament i activitats del club social). Per fer-ho ha de donar la seva adreça email.</text:p>
        </text:list-item>
        <text:list-item>
          <text:p text:style-name="P19">El codis generats automàticament pel sistema NO es poden modificar. Aquests codis seran els identificadors dels elements a la base de dades (número de reserva i codi de reserva d’activitat). El número d’habitació i el codi d’instructor tampoc es poden modificar perquè són dades que fa servir el sistema que provenen de sistemes externs.</text:p>
        </text:list-item>
        <text:list-item>
          <text:p text:style-name="P19">S’ha d’implementar la base de dades corresponent.</text:p>
        </text:list-item>
        <text:list-item>
          <text:p text:style-name="P19">No poden existir dues reserves, activitats, números d’habitació i codis d’instructor que siguin iguals.</text:p>
        </text:list-item>
        <text:list-item>
          <text:p text:style-name="P19">El DNI està format per 8 números i 1 lletra. Aquesta lletra es calcula a partir dels 8 números que formen el DNI.</text:p>
        </text:list-item>
        <text:list-item>
          <text:p text:style-name="P19">El número d’habitació és un número format per 3 xifres.</text:p>
        </text:list-item>
        <text:list-item>
          <text:p text:style-name="P19">El nom d’una persona i el nom d’una activitat estan formats només per lletres.</text:p>
        </text:list-item>
        <text:list-item>
          <text:p text:style-name="P19">Les hores han de complir amb el següent format: hh:mm:ss (h hores, m minuts, s segons).</text:p>
        </text:list-item>
        <text:list-item>
          <text:p text:style-name="P19"><text:soft-page-break/>El número de places és un número format per 2 xifres.</text:p>
        </text:list-item>
        <text:list-item>
          <text:p text:style-name="P19">El codi d’instructor està format per 2 lletres i 2 números.</text:p>
        </text:list-item>
      </text:list>
      <text:p text:style-name="P4"/>
      <text:p text:style-name="P6"><text:span text:style-name="T9">Requeriments</text:span> no necessaris:</text:p>
      <text:list xml:id="list2227649183" text:style-name="L4">
        <text:list-item>
          <text:p text:style-name="P20">C<text:span text:style-name="T15">ó</text:span>m es cobra una reserva.</text:p>
        </text:list-item>
        <text:list-item>
          <text:p text:style-name="P20">C<text:span text:style-name="T15">ó</text:span>m s’assignen els instructors a les activitats del club social.</text:p>
        </text:list-item>
        <text:list-item>
          <text:p text:style-name="P20">Alta, baixa i modificació de les habitacions de l’hotel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officeooo:rsid="000a7b6c" officeooo:paragraph-rsid="000a7b6c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officeooo:paragraph-rsid="00289056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  <style:text-properties officeooo:paragraph-rsid="00126f87"/>
    </style:style>
    <style:style style:name="MP5" style:family="paragraph" style:parent-style-name="Footnote">
      <style:paragraph-properties fo:line-height="100%" style:snap-to-layout-grid="false"/>
    </style:style>
    <style:style style:name="MP6" style:family="paragraph" style:parent-style-name="Footnote">
      <style:text-properties fo:font-size="5pt" style:font-size-asian="5pt"/>
    </style:style>
    <style:style style:name="MT1" style:family="text">
      <style:text-properties officeooo:rsid="000bc332"/>
    </style:style>
    <style:style style:name="MT2" style:family="text">
      <style:text-properties officeooo:rsid="00289056"/>
    </style:style>
    <style:style style:name="MT3" style:family="text">
      <style:text-properties officeooo:rsid="0029bd0a"/>
    </style:style>
    <style:style style:name="MT4" style:family="text">
      <style:text-properties officeooo:rsid="00146ddf"/>
    </style:style>
    <style:style style:name="MT5" style:family="text">
      <style:text-properties style:font-name="Arial" fo:font-size="9pt" style:font-size-asian="9pt" style:font-name-complex="Arial"/>
    </style:style>
    <style:style style:name="MT6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3"><draw:image xlink:href="Pictures/1000000000000800000008002A3DBE1FADF0AD9C.jpg" xlink:type="simple" xlink:show="embed" xlink:actuate="onLoad" loext:mime-type="image/jpeg"/></draw:frame><text:span text:style-name="MT1">Entorns de desenvolupament</text:span>.</text:p>
              <text:p text:style-name="MP2"><text:span text:style-name="MT2">Introducció al disseny orientat a objectes</text:span> - UF<text:span text:style-name="MT3">3</text:span>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<text:span text:style-name="MT4">a</text:span></text:p>
            </table:table-cell>
            <table:table-cell table:style-name="Taula12.B1" office:value-type="string">
              <text:p text:style-name="MP5"><text:span text:style-name="MT5">Pàgina </text:span><text:span text:style-name="MT6"><text:page-number text:select-page="current">4</text:page-number></text:span><text:span text:style-name="MT6"><text:s/>de </text:span><text:span text:style-name="MT6"><text:page-count style:num-format="1">4</text:page-count></text:span></text:p>
            </table:table-cell>
          </table:table-row>
        </table:table>
        <text:p text:style-name="MP6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1</dc:title>
    <meta:initial-creator>Josep Vilardell</meta:initial-creator>
    <meta:creation-date>2011-09-13T17:29:00</meta:creation-date>
    <dc:date>2020-06-01T16:16:55.686970418</dc:date>
    <meta:print-date>2011-03-02T18:52:00</meta:print-date>
    <dc:language>ca-ES</dc:language>
    <meta:editing-cycles>61</meta:editing-cycles>
    <meta:editing-duration>PT11H46M29S</meta:editing-duration>
    <meta:document-statistic meta:table-count="2" meta:image-count="1" meta:object-count="0" meta:page-count="4" meta:paragraph-count="62" meta:word-count="1147" meta:character-count="6684" meta:non-whitespace-character-count="5646"/>
    <meta:user-defined meta:name="Info 1"/>
    <meta:user-defined meta:name="Info 2"/>
    <meta:user-defined meta:name="Info 3"/>
    <meta:user-defined meta:name="Info 4"/>
  </office:meta>
</office:document-meta>
</file>